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2">
      <style:text-properties officeooo:rsid="004cec8f" officeooo:paragraph-rsid="004cec8f"/>
    </style:style>
    <style:style style:name="P5" style:family="paragraph" style:parent-style-name="Text_20_body">
      <style:text-properties officeooo:rsid="004e30e2" officeooo:paragraph-rsid="004e30e2"/>
    </style:style>
    <style:style style:name="P6" style:family="paragraph" style:parent-style-name="Text_20_body" style:list-style-name="L1">
      <style:text-properties officeooo:paragraph-rsid="004cec8f"/>
    </style:style>
    <style:style style:name="P7" style:family="paragraph" style:parent-style-name="Text_20_body" style:list-style-name="L1">
      <style:text-properties officeooo:rsid="0050247f" officeooo:paragraph-rsid="0050247f"/>
    </style:style>
    <style:style style:name="T1" style:family="text">
      <style:text-properties officeooo:rsid="004b100d"/>
    </style:style>
    <style:style style:name="T2" style:family="text">
      <style:text-properties officeooo:rsid="004cec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Betala medlems- och båtavgift</text:h>
      <text:p text:style-name="P2">I detta testfall är målet att kontrollera så att medlems- och båtavgiften kan betalas genom PayPal utan problem.</text:p>
      <text:h text:style-name="P4" text:outline-level="2">Förkrav</text:h>
      <text:p text:style-name="P5"><text:span text:style-name="T2">T</text:span>estmiljö bestående av: Google Chrome, Firefox samt Internet Explorer. Gå till systemets webbplats och inloggnign: <text:a xlink:type="simple" xlink:href="http://dengladepiraten.se/medlemsinloggning/">http://dengladepiraten.se/medlemsinloggning/</text:a> Logga in med användarnamnet: Medlem och lösenordet: 1234.</text:p>
      <text:h text:style-name="P4" text:outline-level="2">Efterkrav</text:h>
      <text:p text:style-name="P5"><text:span text:style-name="T2">K</text:span>ontrollera att betalningsbekräftelse för medlemsID 1 är true i databasen, samt att saldo på klubbens PayPal-konto uppdaterats.</text:p>
      <text:h text:style-name="P4" text:outline-level="2">Scenario</text:h>
      <text:list xml:id="list5742091170977499329" text:style-name="L1">
        <text:list-item>
          <text:p text:style-name="P6"><text:span text:style-name="T2">”Medlem” → ”Betala medlemsavgift”</text:span></text:p>
        </text:list-item>
        <text:list-item>
          <text:p text:style-name="P7"><text:span text:style-name="T2">E</text:span>j betald medlemsavgift på 1590:- för fast kostnad 500:- + båtplats för 1st båt 1090:- presenteras</text:p>
        </text:list-item>
        <text:list-item>
          <text:p text:style-name="P7">Väljer ”Betala medlemsavgift nu”</text:p>
        </text:list-item>
        <text:list-item>
          <text:p text:style-name="P7">Hamnar på PayPal som presenterar uppgifterna under steg 2, samt presenterar betalningsalternativ.</text:p>
        </text:list-item>
        <text:list-item>
          <text:p text:style-name="P7">Betalar med VISA-kort och sänds sedan tillbaka till Den Glada Piratens webbplats</text:p>
        </text:list-item>
        <text:list-item>
          <text:p text:style-name="P7">Systemet presenterar att den totala medlemsavgiften på 1590:- nu är betalad</text:p>
        </text:list-item>
        <text:list-item>
          <text:p text:style-name="P7">Ett E-postmeddelande hamnar i inkorgen från både PayPal samt Den Glada Piratens båtklubb som bekräftar genomförd transaktion samt betald medlemsavgi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41:27.245000000</dc:date>
    <meta:editing-duration>P1DT10H4M27S</meta:editing-duration>
    <meta:editing-cycles>68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5" meta:word-count="158" meta:character-count="1123" meta:non-whitespace-character-count="987"/>
  </office:meta>
</office:document-meta>
</file>